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HD44780" svg:font-family="HD4478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0da8e"/>
    </style:style>
    <style:style style:name="P2" style:family="paragraph" style:parent-style-name="Text_20_body">
      <style:text-properties officeooo:rsid="0000da8e" officeooo:paragraph-rsid="0000da8e"/>
    </style:style>
    <style:style style:name="P3" style:family="paragraph" style:parent-style-name="Text_20_body">
      <style:text-properties officeooo:rsid="0001d4f6" officeooo:paragraph-rsid="0001d4f6"/>
    </style:style>
    <style:style style:name="P4" style:family="paragraph" style:parent-style-name="Text_20_body">
      <style:paragraph-properties fo:break-before="page"/>
    </style:style>
    <style:style style:name="T1" style:family="text">
      <style:text-properties style:font-name="HD447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arbOnBal Quick-Start Guide</text:p>
      <text:p text:style-name="Text_20_body"/>
      <text:p text:style-name="P2">This QSG assumes you have already built a working CarbOnBal and are setting it up for use on your engine. This means the display comes on and the readings vary according to the suction or vacuum applied on each of the hoses. If this doesn’t work you have a problem that won’t be fixed by reading this QSG.</text:p>
      <text:p text:style-name="P2">Menu entries and settings you choose on screen will be displayed in the <text:span text:style-name="T1">HD44780 Font.</text:span></text:p>
      <text:p text:style-name="P2">Step one is to power up and let the demo (press any key to continue) and self-tests run.</text:p>
      <text:p text:style-name="P2">If you are having difficulty reading the display, press the Left / Up button to bring up the contrast menu. Using the left / right keys you can adjust the contrast to get the best possible image. Press OK to keep the new settings, press Cancel to discard and return to the original setting. </text:p>
      <text:p text:style-name="P2">Note: All settings you change are immediately saved on pressing OK.</text:p>
      <text:p text:style-name="P2">Now, use the OK / Menu button to enter the main menu.</text:p>
      <text:p text:style-name="P3">The first setting you may want to change is the main </text:p>
      <text:p text:style-name="P2"/>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HD44780" svg:font-family="HD4478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2.2cm" style:writing-mode="page"/>
      <style:text-properties style:use-window-font-color="true" style:font-name="Liberation Serif" fo:font-size="12pt" fo:language="nl" fo:country="NL"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19:28:13.750284477</meta:creation-date>
    <dc:date>2018-02-20T19:44:57.330902886</dc:date>
    <meta:editing-duration>PT2M23S</meta:editing-duration>
    <meta:editing-cycles>1</meta:editing-cycles>
    <meta:generator>LibreOffice/5.1.6.2$Linux_X86_64 LibreOffice_project/10m0$Build-2</meta:generator>
    <meta:document-statistic meta:table-count="0" meta:image-count="0" meta:object-count="0" meta:page-count="2" meta:paragraph-count="8" meta:word-count="182" meta:character-count="969" meta:non-whitespace-character-count="793"/>
  </office:meta>
</office:document-meta>
</file>